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55f53" officeooo:paragraph-rsid="0004a59c" style:font-weight-asian="bold" style:font-weight-complex="bold"/>
    </style:style>
    <style:style style:name="P2" style:family="paragraph" style:parent-style-name="Standard">
      <style:text-properties fo:font-size="16pt" fo:font-weight="bold" officeooo:rsid="0004a59c" officeooo:paragraph-rsid="0004a59c" style:font-weight-asian="bold" style:font-weight-complex="bold"/>
    </style:style>
    <style:style style:name="P3" style:family="paragraph" style:parent-style-name="Standard">
      <style:text-properties officeooo:rsid="00153f28" officeooo:paragraph-rsid="0004a59c"/>
    </style:style>
    <style:style style:name="P4" style:family="paragraph" style:parent-style-name="Standard" style:list-style-name="L1">
      <style:text-properties fo:font-size="12pt" fo:font-weight="bold" officeooo:rsid="0021f6b2" officeooo:paragraph-rsid="0004a59c" style:font-weight-asian="bold" style:font-weight-complex="bold"/>
    </style:style>
    <style:style style:name="P5" style:family="paragraph" style:parent-style-name="Standard" style:list-style-name="L1">
      <style:text-properties fo:font-weight="bold" officeooo:rsid="00220699" officeooo:paragraph-rsid="0004a59c" style:font-weight-asian="bold" style:font-weight-complex="bold"/>
    </style:style>
    <style:style style:name="P6" style:family="paragraph" style:parent-style-name="Standard">
      <style:text-properties officeooo:rsid="00055f53" officeooo:paragraph-rsid="0004a59c"/>
    </style:style>
    <style:style style:name="P7" style:family="paragraph" style:parent-style-name="Standard" style:list-style-name="L1">
      <style:text-properties officeooo:rsid="0004a59c" officeooo:paragraph-rsid="0004a59c"/>
    </style:style>
    <style:style style:name="P8" style:family="paragraph" style:parent-style-name="Standard">
      <style:text-properties officeooo:rsid="0004a59c" officeooo:paragraph-rsid="0004a59c"/>
    </style:style>
    <style:style style:name="P9" style:family="paragraph" style:parent-style-name="Standard" style:list-style-name="L2">
      <style:text-properties officeooo:rsid="0005dcdf" officeooo:paragraph-rsid="0005dcdf"/>
    </style:style>
    <style:style style:name="P10" style:family="paragraph" style:parent-style-name="Standard" style:list-style-name="L2">
      <style:text-properties officeooo:rsid="00069a8a" officeooo:paragraph-rsid="00069a8a"/>
    </style:style>
    <style:style style:name="P11" style:family="paragraph" style:parent-style-name="Standard" style:list-style-name="L2">
      <style:text-properties officeooo:rsid="0008231e" officeooo:paragraph-rsid="00069a8a"/>
    </style:style>
    <style:style style:name="P12" style:family="paragraph" style:parent-style-name="Standard" style:list-style-name="L2">
      <style:text-properties officeooo:rsid="0007d254" officeooo:paragraph-rsid="00069a8a"/>
    </style:style>
    <style:style style:name="P13" style:family="paragraph" style:parent-style-name="Standard" style:list-style-name="L2">
      <style:text-properties officeooo:rsid="00089a20" officeooo:paragraph-rsid="00089a20"/>
    </style:style>
    <style:style style:name="P14" style:family="paragraph" style:parent-style-name="Standard" style:list-style-name="L2">
      <style:text-properties officeooo:rsid="00094298" officeooo:paragraph-rsid="00094298"/>
    </style:style>
    <style:style style:name="P15" style:family="paragraph" style:parent-style-name="Standard" style:list-style-name="L2">
      <style:text-properties officeooo:rsid="000a6428" officeooo:paragraph-rsid="000a6428"/>
    </style:style>
    <style:style style:name="P16" style:family="paragraph" style:parent-style-name="Standard" style:list-style-name="L2">
      <style:text-properties officeooo:rsid="000d0e56" officeooo:paragraph-rsid="000d0e56"/>
    </style:style>
    <style:style style:name="P17" style:family="paragraph" style:parent-style-name="Standard" style:list-style-name="L3">
      <style:text-properties officeooo:rsid="000eba84" officeooo:paragraph-rsid="000eba84"/>
    </style:style>
    <style:style style:name="T1" style:family="text">
      <style:text-properties officeooo:rsid="0021f6b2"/>
    </style:style>
    <style:style style:name="T2" style:family="text">
      <style:text-properties officeooo:rsid="0005dcdf"/>
    </style:style>
    <style:style style:name="T3" style:family="text">
      <style:text-properties officeooo:rsid="00069a8a"/>
    </style:style>
    <style:style style:name="T4" style:family="text">
      <style:text-properties officeooo:rsid="000a6428"/>
    </style:style>
    <style:style style:name="T5" style:family="text">
      <style:text-properties officeooo:rsid="000acb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ugares y Formas de Poder </text:p>
      <text:p text:style-name="P1"/>
      <text:p text:style-name="P1">Intro<text:span text:style-name="T1">ducción</text:span></text:p>
      <text:list xml:id="list2587430976" text:style-name="L1">
        <text:list-item>
          <text:p text:style-name="P4">Definición</text:p>
          <text:list>
            <text:list-item>
              <text:p text:style-name="P7">Lugares </text:p>
              <text:list>
                <text:list-item>
                  <text:p text:style-name="P7"/>
                </text:list-item>
              </text:list>
            </text:list-item>
            <text:list-item>
              <text:p text:style-name="P7">Formas de Poder </text:p>
              <text:list>
                <text:list-item>
                  <text:p text:style-name="P7">El poder militar, el poder política, el poder económica </text:p>
                </text:list-item>
                <text:list-item>
                  <text:p text:style-name="P7">Con el poder, puede tener influencia </text:p>
                </text:list-item>
              </text:list>
            </text:list-item>
          </text:list>
        </text:list-item>
        <text:list-item>
          <text:p text:style-name="P5">Problemática</text:p>
          <text:list>
            <text:list-item>
              <text:p text:style-name="P7">¿<text:span text:style-name="T2">En qué la época de la dictadura era una época de lucha de poder</text:span>?</text:p>
            </text:list-item>
          </text:list>
        </text:list-item>
      </text:list>
      <text:p text:style-name="P6"/>
      <text:list xml:id="list4029923255" text:style-name="L2">
        <text:list-item>
          <text:p text:style-name="P10">La lucha de Victor Jara </text:p>
          <text:list>
            <text:list-item>
              <text:p text:style-name="P9">Doc <text:span text:style-name="T3">A</text:span> p. 1<text:span text:style-name="T3">10 </text:span></text:p>
              <text:list>
                <text:list-item>
                  <text:p text:style-name="P10">Canción de Victor Jara, A desalambrar </text:p>
                  <text:list>
                    <text:list-item>
                      <text:p text:style-name="P10">Lugar: Chile </text:p>
                    </text:list-item>
                  </text:list>
                </text:list-item>
                <text:list-item>
                  <text:p text:style-name="P12">La canción es un medio para difundir su opinión politica </text:p>
                  <text:list>
                    <text:list-item>
                      <text:p text:style-name="P10">Poder de hablar </text:p>
                    </text:list-item>
                  </text:list>
                </text:list-item>
                <text:list-item>
                  <text:p text:style-name="P12">Denuncia la propiedad abusiva de las tierras por los ricos </text:p>
                </text:list-item>
                <text:list-item>
                  <text:p text:style-name="P11">Exigió que devolvieran de la tierras a los pueblos </text:p>
                </text:list-item>
                <text:list-item>
                  <text:p text:style-name="P11">« Los gringos » → los americanos → denuncia la politica americana en Chile </text:p>
                </text:list-item>
                <text:list-item>
                  <text:p text:style-name="P10">Pero cuando hubo la dictadura, Pinochet ha torturado y matado Victor Jara</text:p>
                  <text:list>
                    <text:list-item>
                      <text:p text:style-name="P13">Poder de represió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La dictadura de Videla </text:p>
          <text:list>
            <text:list-item>
              <text:p text:style-name="P13">La video “Les 500 bébés volés” + Doc A p. 112</text:p>
              <text:list>
                <text:list-item>
                  <text:p text:style-name="P13">Lugar: Argentina</text:p>
                </text:list-item>
                <text:list-item>
                  <text:p text:style-name="P14">Durante la dictadura de Jorge Videla, los resistentes fueron matados, y sus bebes robados </text:p>
                  <text:p text:style-name="P14">500 bebes</text:p>
                  <text:list>
                    <text:list-item>
                      <text:p text:style-name="P14">Poder de represión </text:p>
                    </text:list-item>
                  </text:list>
                </text:list-item>
                <text:list-item>
                  <text:p text:style-name="P15">Fue prohibido reunirse</text:p>
                </text:list-item>
                <text:list-item>
                  <text:p text:style-name="P14"><text:span text:style-name="T4">La</text:span>s abuelas <text:span text:style-name="T4">de los bebes llegaron reunirse</text:span> </text:p>
                </text:list-item>
                <text:list-item>
                  <text:p text:style-name="P15">Manifestaron y lucharon para recuperarse sus niños pequeños </text:p>
                </text:list-item>
                <text:list-item>
                  <text:p text:style-name="P15">Llegaron detener la dictadura y castigar (punir) Videla y sus solda<text:span text:style-name="T5">dos </text:span></text:p>
                  <text:list>
                    <text:list-item>
                      <text:p text:style-name="P16">Lucha de poder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8">Conclusión</text:p>
      <text:list xml:id="list3992036725" text:style-name="L3">
        <text:list-item>
          <text:p text:style-name="P17">En la época de la dictadura, los quiénes tenían el poder potencial de expresarse eran represando o matando por los dictadores, y los quiénes fueron más inteligente que ellos tuvieron el mayor poder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5:07:38.693000000</meta:creation-date>
    <dc:date>2019-05-19T20:31:32.604000000</dc:date>
    <meta:editing-duration>PT2H5M10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34" meta:word-count="252" meta:character-count="1334" meta:non-whitespace-character-count="1125"/>
  </office:meta>
</office:document-meta>
</file>